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0b89" officeooo:paragraph-rsid="00040b89"/>
    </style:style>
    <style:style style:name="T1" style:family="text">
      <style:text-properties officeooo:rsid="0005abbf"/>
    </style:style>
    <style:style style:name="T2" style:family="text">
      <style:text-properties officeooo:rsid="00059b05"/>
    </style:style>
    <style:style style:name="T3" style:family="text">
      <style:text-properties officeooo:rsid="0009f9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ice :</text:p>
      <text:p text:style-name="P1"/>
      <text:p text:style-name="P1">A ce jour nous pouvons en conclure que moi et mon équipe avons bien prit connaissance du sujet durant c’est 2 semaine. La phase d’analyse nous à permis de nous approprier le sujet et de mieux <text:span text:style-name="T1">appréhend</text:span>er <text:span text:style-name="T3">l</text:span>es problèmes. Nous avons juste réaliser pour l’instant la phase d’analyse en prévoyant l’interface de l’application de téléphone. <text:span text:style-name="T2">Ce qui permettras par la suite a mon équipe de pouvoir utiliser l’heure partie avec mon application. Je l’avoue le sujet nous a poser certain problème comme bien comprendre ce qui est une « ronde ». Mais en ayant une cohésion de groupe tous ensemble nous avons réussie a comprendre le sujet avec une entraide constante. Néanmoins si je n’arrive pas a faire l’application sur téléphone ceci bloqueras tous mon groupe, mais je sais très bien que chaque personne du groupe si j’en est besoin seras la pour moi en cas de problème pour qu’ont puisse tous avancer ensemble comme une équipe. Le projet ce passeras bien, car au seins du groupe nous avons une bonne communic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2T12:17:48.062000000</meta:creation-date>
    <dc:date>2020-02-02T12:45:38.089000000</dc:date>
    <meta:editing-duration>PT17M34S</meta:editing-duration>
    <meta:editing-cycles>12</meta:editing-cycles>
    <meta:generator>LibreOffice/6.3.3.2$Windows_X86_64 LibreOffice_project/a64200df03143b798afd1ec74a12ab50359878ed</meta:generator>
    <meta:document-statistic meta:table-count="0" meta:image-count="0" meta:object-count="0" meta:page-count="1" meta:paragraph-count="2" meta:word-count="174" meta:character-count="1013" meta:non-whitespace-character-count="841"/>
  </office:meta>
</office:document-meta>
</file>